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3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21.37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1,000,000" table:style-name="ta1">
        <table:shapes>
          <draw:frame draw:z-index="0" draw:style-name="gr1" draw:text-style-name="P2" svg:width="63.01mm" svg:height="21.37mm" svg:x="790.46mm" svg:y="273.05mm">
            <draw:text-box>
              <text:p text:style-name="P1"><text:span text:style-name="T1">Speed when transmitted to one arduino and then back to the other</text:span></text:p>
            </draw:text-box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formula="of:=AVERAGE([.A2:.A63])" office:value-type="float" office:value="30.258064516129" calcext:value-type="float">
            <text:p>30.2580645161</text:p>
          </table:table-cell>
          <table:table-cell/>
          <table:table-cell table:formula="of:=AVERAGE([.C2:.C63])" office:value-type="float" office:value="30.1935483870968" calcext:value-type="float">
            <text:p>30.1935483871</text:p>
          </table:table-cell>
          <table:table-cell/>
          <table:table-cell table:formula="of:=AVERAGE([.E2:.E63])" office:value-type="float" office:value="30" calcext:value-type="float">
            <text:p>30</text:p>
          </table:table-cell>
          <table:table-cell/>
          <table:table-cell table:formula="of:=AVERAGE([.G2:.G63])" office:value-type="float" office:value="30.1290322580645" calcext:value-type="float">
            <text:p>30.1290322581</text:p>
          </table:table-cell>
          <table:table-cell/>
          <table:table-cell table:formula="of:=AVERAGE([.I2:.I63])" office:value-type="float" office:value="30.5161290322581" calcext:value-type="float">
            <text:p>30.5161290323</text:p>
          </table:table-cell>
          <table:table-cell/>
          <table:table-cell table:formula="of:=AVERAGE([.K2:.K63])" office:value-type="float" office:value="29.6774193548387" calcext:value-type="float">
            <text:p>29.6774193548</text:p>
          </table:table-cell>
          <table:table-cell table:style-name="ce3"/>
          <table:table-cell table:formula="of:=AVERAGE([.M2:.M63])" office:value-type="float" office:value="29.8064516129032" calcext:value-type="float">
            <text:p>29.8064516129</text:p>
          </table:table-cell>
          <table:table-cell/>
          <table:table-cell table:formula="of:=AVERAGE([.O2:.O63])" office:value-type="float" office:value="30" calcext:value-type="float">
            <text:p>30</text:p>
          </table:table-cell>
          <table:table-cell/>
          <table:table-cell table:formula="of:=AVERAGE([.Q2:.Q63])" office:value-type="float" office:value="30.3870967741935" calcext:value-type="float">
            <text:p>30.3870967742</text:p>
          </table:table-cell>
          <table:table-cell/>
          <table:table-cell table:formula="of:=AVERAGE([.S2:.S63])" office:value-type="float" office:value="29.9354838709677" calcext:value-type="float">
            <text:p>29.935483871</text:p>
          </table:table-cell>
          <table:table-cell/>
          <table:table-cell table:formula="of:=AVERAGE([.U2:.U63])" office:value-type="float" office:value="30" calcext:value-type="float">
            <text:p>30</text:p>
          </table:table-cell>
          <table:table-cell/>
          <table:table-cell table:formula="of:=AVERAGE([.W2:.W63])" office:value-type="float" office:value="30.3225806451613" calcext:value-type="float">
            <text:p>30.3225806452</text:p>
          </table:table-cell>
          <table:table-cell/>
          <table:table-cell table:formula="of:=AVERAGE([.Y2:.Y63])" office:value-type="float" office:value="29.6129032258065" calcext:value-type="float">
            <text:p>29.6129032258</text:p>
          </table:table-cell>
          <table:table-cell/>
          <table:table-cell table:formula="of:=AVERAGE([.AA2:.AA63])" office:value-type="float" office:value="29.4193548387097" calcext:value-type="float">
            <text:p>29.4193548387</text:p>
          </table:table-cell>
          <table:table-cell/>
          <table:table-cell table:formula="of:=AVERAGE([.AC2:.AC63])" office:value-type="float" office:value="29.6774193548387" calcext:value-type="float">
            <text:p>29.6774193548</text:p>
          </table:table-cell>
          <table:table-cell table:number-columns-repeated="2"/>
          <table:table-cell table:formula="of:=AVERAGE([.AF2:.AF63])" office:value-type="float" office:value="56.6451612903226" calcext:value-type="float">
            <text:p>56.6451612903</text:p>
          </table:table-cell>
        </table:table-row>
        <table:table-row table:style-name="ro1">
          <table:table-cell table:formula="of:=STDEV([.A2:.A63])" office:value-type="float" office:value="4.13674253676024" calcext:value-type="float">
            <text:p>4.1367425368</text:p>
          </table:table-cell>
          <table:table-cell/>
          <table:table-cell table:formula="of:=STDEV([.C2:.C63])" office:value-type="float" office:value="4.78672587261768" calcext:value-type="float">
            <text:p>4.7867258726</text:p>
          </table:table-cell>
          <table:table-cell/>
          <table:table-cell table:formula="of:=STDEV([.E2:.E63])" office:value-type="float" office:value="4.08114416615219" calcext:value-type="float">
            <text:p>4.0811441662</text:p>
          </table:table-cell>
          <table:table-cell/>
          <table:table-cell table:formula="of:=STDEV([.G2:.G63])" office:value-type="float" office:value="3.81319482662866" calcext:value-type="float">
            <text:p>3.8131948266</text:p>
          </table:table-cell>
          <table:table-cell/>
          <table:table-cell table:formula="of:=STDEV([.I2:.I63])" office:value-type="float" office:value="3.84853361677811" calcext:value-type="float">
            <text:p>3.8485336168</text:p>
          </table:table-cell>
          <table:table-cell/>
          <table:table-cell table:formula="of:=STDEV([.K2:.K63])" office:value-type="float" office:value="4.31837170872323" calcext:value-type="float">
            <text:p>4.3183717087</text:p>
          </table:table-cell>
          <table:table-cell table:style-name="ce3"/>
          <table:table-cell table:formula="of:=STDEV([.M2:.M63])" office:value-type="float" office:value="4.20319437335977" calcext:value-type="float">
            <text:p>4.2031943734</text:p>
          </table:table-cell>
          <table:table-cell/>
          <table:table-cell table:formula="of:=STDEV([.O2:.O63])" office:value-type="float" office:value="4.26960281486713" calcext:value-type="float">
            <text:p>4.2696028149</text:p>
          </table:table-cell>
          <table:table-cell/>
          <table:table-cell table:formula="of:=STDEV([.Q2:.Q63])" office:value-type="float" office:value="4.43294239962015" calcext:value-type="float">
            <text:p>4.4329423996</text:p>
          </table:table-cell>
          <table:table-cell/>
          <table:table-cell table:formula="of:=STDEV([.S2:.S63])" office:value-type="float" office:value="4.08062582688977" calcext:value-type="float">
            <text:p>4.0806258269</text:p>
          </table:table-cell>
          <table:table-cell/>
          <table:table-cell table:formula="of:=STDEV([.U2:.U63])" office:value-type="float" office:value="4.20772123990966" calcext:value-type="float">
            <text:p>4.2077212399</text:p>
          </table:table-cell>
          <table:table-cell/>
          <table:table-cell table:formula="of:=STDEV([.W2:.W63])" office:value-type="float" office:value="4.37868980159998" calcext:value-type="float">
            <text:p>4.3786898016</text:p>
          </table:table-cell>
          <table:table-cell/>
          <table:table-cell table:formula="of:=STDEV([.Y2:.Y63])" office:value-type="float" office:value="4.18958442600365" calcext:value-type="float">
            <text:p>4.189584426</text:p>
          </table:table-cell>
          <table:table-cell/>
          <table:table-cell table:formula="of:=STDEV([.AA3:.AA63])" office:value-type="float" office:value="4.38377535222755" calcext:value-type="float">
            <text:p>4.3837753522</text:p>
          </table:table-cell>
          <table:table-cell/>
          <table:table-cell table:formula="of:=STDEV([.AC2:.AC63])" office:value-type="float" office:value="4.31837170872323" calcext:value-type="float">
            <text:p>4.3183717087</text:p>
          </table:table-cell>
          <table:table-cell table:number-columns-repeated="2"/>
          <table:table-cell table:formula="of:=STDEV([.AF2:.AF63])" office:value-type="float" office:value="3.08936183231036" calcext:value-type="float">
            <text:p>3.0893618323</text:p>
          </table:table-cell>
        </table:table-row>
        <table:table-row table:style-name="ro1">
          <table:table-cell table:number-columns-repeated="15"/>
          <table:table-cell table:style-name="ce3" office:value-type="string" calcext:value-type="string">
            <text:p>Mid Point is 31250</text:p>
          </table:table-cell>
          <table:table-cell table:number-columns-repeated="3"/>
          <table:table-cell table:style-name="ce3" office:value-type="string" calcext:value-type="string">
            <text:p>Mid point is 1015626</text:p>
          </table:table-cell>
          <table:table-cell table:number-columns-repeated="3"/>
          <table:table-cell table:style-name="ce3" office:value-type="string" calcext:value-type="string">
            <text:p>Mid point is 1007813</text:p>
          </table:table-cell>
          <table:table-cell table:number-columns-repeated="3"/>
          <table:table-cell table:style-name="ce3" office:value-type="string" calcext:value-type="string">
            <text:p>Mid point is 101172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1050000" calcext:value-type="float">
            <text:p>1050000</text:p>
          </table:table-cell>
          <table:table-cell/>
          <table:table-cell table:style-name="ce1" office:value-type="float" office:value="1100000" calcext:value-type="float">
            <text:p>1100000</text:p>
          </table:table-cell>
          <table:table-cell/>
          <table:table-cell office:value-type="float" office:value="1025000" calcext:value-type="float">
            <text:p>1025000</text:p>
          </table:table-cell>
          <table:table-cell/>
          <table:table-cell office:value-type="float" office:value="1075000" calcext:value-type="float">
            <text:p>1075000</text:p>
          </table:table-cell>
          <table:table-cell/>
          <table:table-cell office:value-type="float" office:value="1012500" calcext:value-type="float">
            <text:p>1012500</text:p>
          </table:table-cell>
          <table:table-cell table:style-name="ce3" office:value-type="string" calcext:value-type="string">
            <text:p>Mid point is 25000</text:p>
          </table:table-cell>
          <table:table-cell office:value-type="float" office:value="1031250" calcext:value-type="float">
            <text:p>1031250</text:p>
          </table:table-cell>
          <table:table-cell/>
          <table:table-cell office:value-type="float" office:value="1015626" calcext:value-type="float">
            <text:p>1015626</text:p>
          </table:table-cell>
          <table:table-cell/>
          <table:table-cell office:value-type="float" office:value="1046878" calcext:value-type="float">
            <text:p>1046878</text:p>
          </table:table-cell>
          <table:table-cell/>
          <table:table-cell office:value-type="float" office:value="1007813" calcext:value-type="float">
            <text:p>1007813</text:p>
          </table:table-cell>
          <table:table-cell/>
          <table:table-cell office:value-type="float" office:value="1023439" calcext:value-type="float">
            <text:p>1023439</text:p>
          </table:table-cell>
          <table:table-cell/>
          <table:table-cell office:value-type="float" office:value="1003908" calcext:value-type="float">
            <text:p>1003908</text:p>
          </table:table-cell>
          <table:table-cell/>
          <table:table-cell office:value-type="float" office:value="1011723" calcext:value-type="float">
            <text:p>1011723</text:p>
          </table:table-cell>
          <table:table-cell/>
          <table:table-cell office:value-type="float" office:value="1005862" calcext:value-type="float">
            <text:p>1005862</text:p>
          </table:table-cell>
          <table:table-cell table:style-name="ce3"/>
          <table:table-cell office:value-type="float" office:value="1017588" calcext:value-type="float">
            <text:p>101758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bove</text:p>
          </table:table-cell>
          <table:table-cell table:number-columns-repeated="3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24"/>
          <table:table-cell table:formula="of:=11723/2" office:value-type="float" office:value="5861.5" calcext:value-type="float">
            <text:p>5861.5</text:p>
          </table:table-cell>
          <table:table-cell table:formula="of:=1011723-[.Y76]" office:value-type="float" office:value="1005861.5" calcext:value-type="float">
            <text:p>1005861.5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1011723+[.Y76]" office:value-type="float" office:value="1017584.5" calcext:value-type="float">
            <text:p>1017584.5</text:p>
          </table:table-cell>
          <table:table-cell table:number-columns-repeated="6"/>
        </table:table-row>
      </table:table>
      <table:table table:name="Sheet1" table:style-name="ta1">
        <table:shapes>
          <draw:frame draw:z-index="0" draw:style-name="gr2" draw:text-style-name="P3" svg:width="159.97mm" svg:height="90.05mm" svg:x="59.75mm" svg:y="30.01mm">
            <loext:p draw:notify-on-update-of-ranges="Sheet1.A2:Sheet1.A41 Sheet1.B1:Sheet1.B1 Sheet1.B2:Sheet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eed Set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9:36:39.204198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6-06-13T16:53:03.058255334</meta:creation-date>
    <dc:date>2016-06-14T16:08:23.936388796</dc:date>
    <dc:creator>Jacob </dc:creator>
    <meta:editing-duration>PT4H17M16S</meta:editing-duration>
    <meta:editing-cycles>6</meta:editing-cycles>
    <meta:generator>LibreOffice/5.0.5.2$Linux_X86_64 LibreOffice_project/00m0$Build-2</meta:generator>
    <meta:document-statistic meta:table-count="2" meta:cell-count="11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934cm" svg:y="4.204cm" style:legend-expansion="high" chart:style-name="ch2"/>
        <chart:plot-area chart:style-name="ch3" table:cell-range-address="Sheet1.A2:Sheet1.B41 Sheet1.B1:Sheet1.B1" chart:data-source-has-labels="row" svg:x="0.181cm" svg:y="0.206cm" svg:width="12.294cm" svg:height="8.645cm">
          <chartooo:coordinate-region svg:x="0.988cm" svg:y="0.405cm" svg:width="10.8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1" chart:label-cell-address="Sheet1.B1:Sheet1.B1" chart:class="chart:scatter">
            <chart:domain table:cell-range-address="Sheet1.A2:Sheet1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41</svg:desc>
                </draw:g>
              </table:table-cell>
              <table:table-cell office:value-type="float" office:value="216">
                <text:p>216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00">
                <text:p>10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00">
                <text:p>11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00">
                <text:p>115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00">
                <text:p>120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00">
                <text:p>125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00">
                <text:p>130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00">
                <text:p>13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00">
                <text:p>14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00">
                <text:p>14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00">
                <text:p>15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00">
                <text:p>15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00">
                <text:p>16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00">
                <text:p>16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00">
                <text:p>17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00">
                <text:p>17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00">
                <text:p>18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00">
                <text:p>18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00">
                <text:p>19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00">
                <text:p>195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0">
                <text:p>200000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